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125cm" style:rel-column-width="8191*"/>
    </style:style>
    <style:style style:name="Tableau1.H" style:family="table-column">
      <style:table-column-properties style:column-width="2.127cm" style:rel-column-width="819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125cm" style:rel-column-width="8191*"/>
    </style:style>
    <style:style style:name="Tableau2.H" style:family="table-column">
      <style:table-column-properties style:column-width="2.127cm" style:rel-column-width="819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text-underline-style="solid" style:text-underline-type="double" style:text-underline-width="auto" style:text-underline-color="font-color" officeooo:rsid="00027f6c" officeooo:paragraph-rsid="00027f6c" style:font-size-asian="12pt" style:font-size-complex="12pt"/>
    </style:style>
    <style:style style:name="P2" style:family="paragraph" style:parent-style-name="Standard">
      <style:text-properties fo:font-size="12pt" style:text-underline-style="solid" style:text-underline-type="double" style:text-underline-width="auto" style:text-underline-color="font-color" officeooo:rsid="00045c7e" officeooo:paragraph-rsid="00045c7e" style:font-size-asian="12pt" style:font-size-complex="12pt"/>
    </style:style>
    <style:style style:name="P3" style:family="paragraph" style:parent-style-name="Standard">
      <style:text-properties fo:font-size="12pt" style:text-underline-style="solid" style:text-underline-type="double" style:text-underline-width="auto" style:text-underline-color="font-color" officeooo:rsid="00065248" officeooo:paragraph-rsid="00065248" style:font-size-asian="12pt" style:font-size-complex="12pt"/>
    </style:style>
    <style:style style:name="P4" style:family="paragraph" style:parent-style-name="Standard">
      <style:text-properties fo:font-size="12pt" style:text-underline-style="solid" style:text-underline-type="double" style:text-underline-width="auto" style:text-underline-color="font-color" officeooo:rsid="00083218" officeooo:paragraph-rsid="00083218" style:font-size-asian="12pt" style:font-size-complex="12pt"/>
    </style:style>
    <style:style style:name="P5" style:family="paragraph" style:parent-style-name="Standard">
      <style:text-properties fo:font-size="12pt" style:text-underline-style="none" officeooo:rsid="00027f6c" officeooo:paragraph-rsid="00027f6c" style:font-size-asian="12pt" style:font-size-complex="12pt"/>
    </style:style>
    <style:style style:name="P6" style:family="paragraph" style:parent-style-name="Standard">
      <style:text-properties fo:font-size="12pt" style:text-underline-style="none" officeooo:rsid="00031897" officeooo:paragraph-rsid="00031897" style:font-size-asian="12pt" style:font-size-complex="12pt"/>
    </style:style>
    <style:style style:name="P7" style:family="paragraph" style:parent-style-name="Standard">
      <style:text-properties fo:font-size="12pt" style:text-underline-style="none" officeooo:rsid="00045c7e" officeooo:paragraph-rsid="00045c7e" style:font-size-asian="12pt" style:font-size-complex="12pt"/>
    </style:style>
    <style:style style:name="P8" style:family="paragraph" style:parent-style-name="Standard">
      <style:text-properties fo:font-size="12pt" style:text-underline-style="none" officeooo:rsid="00065248" officeooo:paragraph-rsid="00065248" style:font-size-asian="12pt" style:font-size-complex="12pt"/>
    </style:style>
    <style:style style:name="P9" style:family="paragraph" style:parent-style-name="Standard">
      <style:text-properties fo:font-size="12pt" style:text-underline-style="none" officeooo:rsid="00083218" officeooo:paragraph-rsid="00083218" style:font-size-asian="12pt" style:font-size-complex="12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text-properties fo:font-size="12pt" officeooo:rsid="00083218" officeooo:paragraph-rsid="00083218" style:font-size-asian="12pt" style:font-size-complex="12pt"/>
    </style:style>
    <style:style style:name="P12" style:family="paragraph" style:parent-style-name="Table_20_Contents">
      <style:text-properties fo:font-size="12pt" officeooo:paragraph-rsid="00083218" style:font-size-asian="12pt" style:font-size-complex="12pt"/>
    </style:style>
    <style:style style:name="P13" style:family="paragraph" style:parent-style-name="Standard">
      <style:text-properties fo:font-size="12pt" style:text-underline-style="none" officeooo:rsid="00083218" officeooo:paragraph-rsid="00083218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31897"/>
    </style:style>
    <style:style style:name="T3" style:family="text">
      <style:text-properties style:text-underline-style="none" officeooo:rsid="000a15a7"/>
    </style:style>
    <style:style style:name="T4" style:family="text">
      <style:text-properties style:text-underline-style="none" officeooo:rsid="000aec62"/>
    </style:style>
    <style:style style:name="T5" style:family="text">
      <style:text-properties style:text-underline-style="none" officeooo:rsid="00135f61"/>
    </style:style>
    <style:style style:name="T6" style:family="text">
      <style:text-properties officeooo:rsid="00083218"/>
    </style:style>
    <style:style style:name="T7" style:family="text">
      <style:text-properties officeooo:rsid="000cb4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LIN612 : Les théories de l’informatique : la calculabilité et la complexité :</text:p>
      <text:p text:style-name="P1"/>
      <text:p text:style-name="P1">Question 1 :<text:span text:style-name="T1"> Qu’est ce qu’est calculable par oridin</text:span><text:span text:style-name="T5">a</text:span><text:span text:style-name="T1">teur et qu’est ce qui ne l’est pas ?</text:span></text:p>
      <text:p text:style-name="P5"/>
      <text:p text:style-name="P5">La théorie de calculabilité cherche à répondre à cette question. Début de réponse : 1935 Alonzo Church (père du Lambda-calcul), Kurt Göbel, Alan Turing (chiffrement)</text:p>
      <text:p text:style-name="P5"/>
      <text:p text:style-name="P5">Thèse de church : La question est indépendante de la technologie. Tous les modèles de calcul raisonnables (le langage C) utilisés en pratique sont équivalent au sens de la calculabilité (puissance de calcul)</text:p>
      <text:p text:style-name="P5"/>
      <text:p text:style-name="P1"><text:span text:style-name="T1">Lambda-calcul </text:span><text:span text:style-name="T2">=&gt; Machine de turing</text:span></text:p>
      <text:p text:style-name="P6"><text:tab/><text:tab/> <text:s text:c="3"/>=&gt; langage C</text:p>
      <text:p text:style-name="P6"><text:tab/><text:tab/> <text:s text:c="3"/>=&gt; langage de programmation quelconque</text:p>
      <text:p text:style-name="P6"/>
      <text:p text:style-name="P7">Plus récemment, c’est posé une autre question :</text:p>
      <text:p text:style-name="P7"/>
      <text:p text:style-name="P2">Question 2 :<text:span text:style-name="T1"> Parmi les problème calculable quels sont ceux qui peuvent être résolus efficacement ?</text:span></text:p>
      <text:p text:style-name="P7"/>
      <text:p text:style-name="P7">Prenons le problème de la partition, </text:p>
      <text:p text:style-name="P7"/>
      <text:p text:style-name="P2">Données :<text:span text:style-name="T1"> Un ensemble de n objets chacun a un poids entier</text:span></text:p>
      <text:p text:style-name="P2">Question :<text:span text:style-name="T1"> Peut-on partitionner cet ensemble en 2 sous ensembles de poids égaux ?</text:span></text:p>
      <text:p text:style-name="P7"/>
      <text:p text:style-name="P2">Solution :<text:span text:style-name="T1"> Simple =&gt; on prend toutes les partitions possible soit 2^n-1, Imaginons un ordi qui exectute 10⁹ instrution à la seconde.</text:span></text:p>
      <text:p text:style-name="P7">Combien d’instrution depuis le bigbang : 2^92</text:p>
      <text:p text:style-name="P7"/>
      <text:p text:style-name="P8">Un problème est dit facile s’il existe un tel algorithme pour le résoudre sinon il est dit difficile.</text:p>
      <text:p text:style-name="P8"/>
      <text:p text:style-name="P8">Lorsque l’on a un algorithme qui s’execute en temps polynomial par rapport à la taille de la donnée la multiplication de la puissance de l’ordinateur multipliera la taille de la donnée que l’on peut traiter.</text:p>
      <text:p text:style-name="P8"/>
      <text:p text:style-name="P3">Exemple :<text:span text:style-name="T1"> Si on a un algorithme en O(n²) on multiplie par 8 la puissance de l’ordinateur alors on multipliera par 2 la taille donné traitable en 1s</text:span></text:p>
      <text:p text:style-name="P8"/>
      <text:p text:style-name="P8">Si on a un algo en O(2^n) on ajoute 3 à la taille de la donnée.</text:p>
      <text:p text:style-name="P8"/>
      <text:p text:style-name="P3">Le concept de reduction :</text:p>
      <text:p text:style-name="P8">La <text:span text:style-name="T7">réduction</text:span> est l’outil de base pour déduire si un problème est décidable ou non, si un problème a un algorithme efficace pour le résoudre ou non.</text:p>
      <text:p text:style-name="P8">Soit P et Q, 2 problèmes. Supposons que ProcQ résoud le problème Q et que l’on puisse écrire ProcP peut résoudre le problème P de la façon suivante.</text:p>
      <text:p text:style-name="P8"/>
      <text:p text:style-name="P8">ProcP(D)</text:p>
      <text:p text:style-name="P8">D’ = f(D)</text:p>
      <text:p text:style-name="P8">ProcQ(D’) ;</text:p>
      <text:p text:style-name="P8"/>
      <text:p text:style-name="P8">Q est calculable =&gt; P et calculable</text:p>
      <text:p text:style-name="P8">Q est facile =&gt; P est facile</text:p>
      <text:p text:style-name="P8">P non calculable =&gt; Q non calculable</text:p>
      <text:p text:style-name="P8"><text:soft-page-break/>P est difficile =&gt; Q est difficile</text:p>
      <text:p text:style-name="P8"/>
      <text:p text:style-name="P3">Chapitre 1 :</text:p>
      <text:p text:style-name="P8"/>
      <text:p text:style-name="P9">Le premier principe sur lequel repose la théorie la thèse de la calculabilité est le suivant :</text:p>
      <text:p text:style-name="P9"/>
      <text:p text:style-name="P9">Tout objet informatique est representable (codable) par entier natulel. On peut ainsi ne considerer que des fonctions de N dans N on peut coder different ensemble d’objet pour cela il suffit de trouver une fonction de l’ensemble d’objet dans N.</text:p>
      <text:p text:style-name="P9">Il faut que cette fonction soit calculable et son inverse aussi.</text:p>
      <text:p text:style-name="P9"/>
      <text:p text:style-name="P4">Entier relatif :</text:p>
      <text:p text:style-name="P9"/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string">
            <text:p text:style-name="P11">X</text:p>
          </table:table-cell>
          <table:table-cell table:style-name="Tableau1.A1" office:value-type="string">
            <text:p text:style-name="P11">0</text:p>
          </table:table-cell>
          <table:table-cell table:style-name="Tableau1.A1" office:value-type="string">
            <text:p text:style-name="P10">-<text:span text:style-name="T6">1</text:span></text:p>
          </table:table-cell>
          <table:table-cell table:style-name="Tableau1.A1" office:value-type="string">
            <text:p text:style-name="P11">1</text:p>
          </table:table-cell>
          <table:table-cell table:style-name="Tableau1.A1" office:value-type="string">
            <text:p text:style-name="P10">-<text:span text:style-name="T6">2</text:span></text:p>
          </table:table-cell>
          <table:table-cell table:style-name="Tableau1.A1" office:value-type="string">
            <text:p text:style-name="P11">2</text:p>
          </table:table-cell>
          <table:table-cell table:style-name="Tableau1.A1" office:value-type="string">
            <text:p text:style-name="P10">-<text:span text:style-name="T6">3</text:span></text:p>
          </table:table-cell>
          <table:table-cell table:style-name="Tableau1.H1" office:value-type="string">
            <text:p text:style-name="P10">...</text:p>
          </table:table-cell>
        </table:table-row>
        <table:table-row>
          <table:table-cell table:style-name="Tableau1.A2" office:value-type="string">
            <text:p text:style-name="P11">c(x)</text:p>
          </table:table-cell>
          <table:table-cell table:style-name="Tableau1.A2" office:value-type="string">
            <text:p text:style-name="P11">0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4</text:p>
          </table:table-cell>
          <table:table-cell table:style-name="Tableau1.A2" office:value-type="string">
            <text:p text:style-name="P11">5</text:p>
          </table:table-cell>
          <table:table-cell table:style-name="Tableau1.H2" office:value-type="string">
            <text:p text:style-name="P10">...</text:p>
          </table:table-cell>
        </table:table-row>
      </table:table>
      <text:p text:style-name="P9"/>
      <text:p text:style-name="P9"><text:tab/><text:tab/><text:tab/><text:tab/>X ≥ <text:s/>0<text:tab/><text:tab/>c(x) = 2x</text:p>
      <text:p text:style-name="P9"><text:tab/><text:tab/><text:tab/><text:tab/>X &lt; <text:s/>0<text:tab/>c(x) = -2x -1</text:p>
      <text:p text:style-name="P9"/>
      <text:p text:style-name="P4">Couple d’entier :</text:p>
      <text:p text:style-name="P9"/>
      <table:table table:name="Tableau2" table:style-name="Tableau2">
        <table:table-column table:style-name="Tableau2.A" table:number-columns-repeated="7"/>
        <table:table-column table:style-name="Tableau2.H"/>
        <table:table-row>
          <table:table-cell table:style-name="Tableau2.A1" office:value-type="string">
            <text:p text:style-name="P11">(x, y)</text:p>
          </table:table-cell>
          <table:table-cell table:style-name="Tableau2.A1" office:value-type="string">
            <text:p text:style-name="P11">(0, 0)</text:p>
          </table:table-cell>
          <table:table-cell table:style-name="Tableau2.A1" office:value-type="string">
            <text:p text:style-name="P11">(1, 0)</text:p>
          </table:table-cell>
          <table:table-cell table:style-name="Tableau2.A1" office:value-type="string">
            <text:p text:style-name="P11">(2, 0)</text:p>
          </table:table-cell>
          <table:table-cell table:style-name="Tableau2.A1" office:value-type="string">
            <text:p text:style-name="P11">(1, 1)</text:p>
          </table:table-cell>
          <table:table-cell table:style-name="Tableau2.A1" office:value-type="string">
            <text:p text:style-name="P11">(0, 2)</text:p>
          </table:table-cell>
          <table:table-cell table:style-name="Tableau2.A1" office:value-type="string">
            <text:p text:style-name="P11">(3, 0)</text:p>
          </table:table-cell>
          <table:table-cell table:style-name="Tableau2.H1" office:value-type="string">
            <text:p text:style-name="P12">...</text:p>
          </table:table-cell>
        </table:table-row>
        <table:table-row>
          <table:table-cell table:style-name="Tableau2.A2" office:value-type="string">
            <text:p text:style-name="P11">c(x, y)</text:p>
          </table:table-cell>
          <table:table-cell table:style-name="Tableau2.A2" office:value-type="string">
            <text:p text:style-name="P11">0</text:p>
          </table:table-cell>
          <table:table-cell table:style-name="Tableau2.A2" office:value-type="string">
            <text:p text:style-name="P11">1</text:p>
          </table:table-cell>
          <table:table-cell table:style-name="Tableau2.A2" office:value-type="string">
            <text:p text:style-name="P11">2</text:p>
          </table:table-cell>
          <table:table-cell table:style-name="Tableau2.A2" office:value-type="string">
            <text:p text:style-name="P11">3</text:p>
          </table:table-cell>
          <table:table-cell table:style-name="Tableau2.A2" office:value-type="string">
            <text:p text:style-name="P11">4</text:p>
          </table:table-cell>
          <table:table-cell table:style-name="Tableau2.A2" office:value-type="string">
            <text:p text:style-name="P11">5</text:p>
          </table:table-cell>
          <table:table-cell table:style-name="Tableau2.H2" office:value-type="string">
            <text:p text:style-name="P12">...</text:p>
          </table:table-cell>
        </table:table-row>
      </table:table>
      <text:p text:style-name="P9"/>
      <text:p text:style-name="P4"><text:span text:style-name="T1"><text:tab/><text:tab/><text:tab/>x + y croissant et à égalité l’ordre </text:span><text:span text:style-name="T4">lexicographique</text:span></text:p>
      <text:p text:style-name="P4"><text:span text:style-name="T1"><text:tab/><text:tab/><text:tab/><text:tab/>c(x, y) </text:span><text:span text:style-name="T3">= (y + x)(x + y + 1)/2 + y</text:span><text:span text:style-name="T1"><text:tab/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0:57:05.695675568</meta:creation-date>
    <meta:generator>LibreOffice/5.1.6.2$Windows_x86 LibreOffice_project/07ac168c60a517dba0f0d7bc7540f5afa45f0909</meta:generator>
    <dc:date>2018-01-29T13:26:31.777000000</dc:date>
    <meta:editing-duration>PT32M52S</meta:editing-duration>
    <meta:editing-cycles>11</meta:editing-cycles>
    <meta:document-statistic meta:table-count="2" meta:image-count="0" meta:object-count="0" meta:page-count="2" meta:paragraph-count="70" meta:word-count="531" meta:character-count="2804" meta:non-whitespace-character-count="2314"/>
  </office:meta>
</office:document-meta>
</file>